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5" style:family="graphic" style:parent-style-name="standard">
      <style:graphic-properties svg:stroke-color="#f3715a" draw:fill-color="#f3715a" draw:textarea-horizontal-align="justify" draw:textarea-vertical-align="middle" draw:auto-grow-height="false" fo:min-height="0.25cm" fo:min-width="1.951cm"/>
    </style:style>
    <style:style style:name="gr6" style:family="graphic" style:parent-style-name="standard">
      <style:graphic-properties draw:stroke="solid" svg:stroke-width="0.106cm" svg:stroke-color="#f3715a" draw:marker-start-width="0.359cm" draw:marker-end-width="0.359cm" draw:fill="none" draw:textarea-horizontal-align="justify" draw:textarea-vertical-align="middle" draw:auto-grow-height="false" fo:min-height="1.024cm" fo:min-width="0.77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3715a" draw:marker-start-width="0.359cm" draw:marker-end-width="0.359cm" draw:fill="none" draw:textarea-horizontal-align="justify" draw:textarea-vertical-align="middle" draw:auto-grow-height="false" fo:min-height="1.55cm" fo:min-width="6.7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b6bd" draw:marker-start-width="0.359cm" draw:marker-end-width="0.359cm" draw:fill="none" draw:textarea-horizontal-align="justify" draw:textarea-vertical-align="middle" draw:auto-grow-height="false" fo:min-height="1.444cm" fo:min-width="10.594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b6bd" draw:marker-start-width="0.359cm" draw:marker-end-width="0.359cm" draw:fill="none" draw:textarea-horizontal-align="justify" draw:textarea-vertical-align="middle" draw:auto-grow-height="false" fo:min-height="1.058cm" fo:min-width="4.486cm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width="0.106cm" svg:stroke-color="#a3238e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a3238e" draw:marker-start-width="0.359cm" draw:marker-end-width="0.359cm" draw:fill="none" draw:textarea-horizontal-align="justify" draw:textarea-vertical-align="middle" draw:auto-grow-height="false" fo:min-height="1.444cm" fo:min-width="10.594cm" fo:padding-top="0.178cm" fo:padding-bottom="0.178cm" fo:padding-left="0.303cm" fo:padding-right="0.303cm"/>
    </style:style>
    <style:style style:name="gr12" style:family="graphic" style:parent-style-name="standard">
      <style:graphic-properties draw:stroke="solid" svg:stroke-width="0.106cm" svg:stroke-color="#407927" draw:marker-start-width="0.359cm" draw:marker-end-width="0.359cm" draw:fill="none" draw:textarea-horizontal-align="justify" draw:textarea-vertical-align="middle" draw:auto-grow-height="false" fo:min-height="0.918cm" fo:min-width="0.668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407927" draw:marker-start-width="0.359cm" draw:marker-end-width="0.359cm" draw:fill="none" draw:textarea-horizontal-align="justify" draw:textarea-vertical-align="middle" draw:auto-grow-height="false" fo:min-height="1.444cm" fo:min-width="10.594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b6bd" draw:marker-start-width="0.359cm" draw:marker-end-width="0.359cm" draw:fill="none" draw:textarea-horizontal-align="justify" draw:textarea-vertical-align="middle" draw:auto-grow-height="false" fo:min-height="2.644cm" fo:min-width="10.59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00b6bd" draw:marker-start-width="0.359cm" draw:marker-end-width="0.359cm" draw:fill="none" draw:textarea-horizontal-align="justify" draw:textarea-vertical-align="middle" draw:auto-grow-height="false" fo:min-height="2.844cm" fo:min-width="12.39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407927" draw:marker-start-width="0.359cm" draw:marker-end-width="0.359cm" draw:fill="none" draw:textarea-horizontal-align="justify" draw:textarea-vertical-align="middle" draw:auto-grow-height="false" fo:min-height="4.044cm" fo:min-width="10.594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407927" draw:marker-start-width="0.359cm" draw:marker-end-width="0.359cm" draw:fill="none" draw:textarea-horizontal-align="justify" draw:textarea-vertical-align="middle" draw:auto-grow-height="false" fo:min-height="2.844cm" fo:min-width="12.194cm" fo:padding-top="0.178cm" fo:padding-bottom="0.178cm" fo:padding-left="0.303cm" fo:padding-right="0.303cm"/>
    </style:style>
    <style:style style:name="pr1" style:family="presentation" style:parent-style-name="Predeterminado-title">
      <style:graphic-properties fo:min-height="3.109cm"/>
    </style:style>
    <style:style style:name="pr2" style:family="presentation" style:parent-style-name="Predeterminado-subtitle">
      <style:graphic-properties draw:fill-color="#ffffff" fo:min-height="2.41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fo:min-height="2.629cm"/>
    </style:style>
    <style:style style:name="pr5" style:family="presentation" style:parent-style-name="Predeterminado-outline1">
      <style:graphic-properties fo:min-height="8.884cm"/>
    </style:style>
    <style:style style:name="P1" style:family="paragraph">
      <style:text-properties style:font-name="Lato"/>
    </style:style>
    <style:style style:name="P2" style:family="paragraph">
      <loext:graphic-properties draw:fill-color="#ffffff"/>
      <style:text-properties style:font-name="Lato Ligh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ato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ato"/>
    </style:style>
    <style:style style:name="P8" style:family="paragraph">
      <loext:graphic-properties draw:fill="none" draw:fill-color="#ffffff"/>
      <style:text-properties fo:color="#f3715a" style:font-name="Lato"/>
    </style:style>
    <style:style style:name="P9" style:family="paragraph">
      <loext:graphic-properties draw:fill-color="#f3715a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cm" fo:margin-bottom="0cm"/>
    </style:style>
    <style:style style:name="P12" style:family="paragraph">
      <style:text-properties style:font-name="Courier New" fo:font-size="24pt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Lato"/>
    </style:style>
    <style:style style:name="T2" style:family="text">
      <style:text-properties style:font-name="Lato Light"/>
    </style:style>
    <style:style style:name="T3" style:family="text">
      <style:text-properties style:font-name="Lato" fo:font-size="24pt" style:font-size-asian="24pt" style:font-size-complex="24pt"/>
    </style:style>
    <style:style style:name="T4" style:family="text">
      <style:text-properties style:font-name="Lato" fo:font-style="italic" style:font-style-asian="italic" style:font-style-complex="italic"/>
    </style:style>
    <style:style style:name="T5" style:family="text">
      <style:text-properties style:font-name="Lato Light" fo:font-size="20pt" style:font-size-asian="20pt" style:font-size-complex="20pt"/>
    </style:style>
    <style:style style:name="T6" style:family="text">
      <style:text-properties fo:color="#f3715a" style:font-name="Lato"/>
    </style:style>
    <style:style style:name="T7" style:family="text">
      <style:text-properties style:font-name="Lato" fo:font-style="italic" style:font-name-asian="Liberation Sans1" style:font-style-asian="italic" style:font-name-complex="Liberation Sans1" style:font-style-complex="italic"/>
    </style:style>
    <style:style style:name="T8" style:family="text">
      <style:text-properties style:font-name="Lato" style:font-name-asian="Liberation Sans1" style:font-name-complex="Liberation Sans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style:font-name-asian="Liberation Sans1" style:font-name-complex="Liberation Sans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text-position="super 58%" fo:font-style="normal" style:font-style-asian="normal" style:font-style-complex="normal"/>
    </style:style>
    <style:style style:name="T16" style:family="text">
      <style:text-properties fo:font-size="48pt" style:font-size-asian="48pt" style:font-size-complex="48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font-name="Courier New" fo:font-size="24pt" style:font-size-asian="24pt" style:font-size-complex="24pt"/>
    </style:style>
    <style:style style:name="T19" style:family="text">
      <style:text-properties style:text-position="33% 58%" style:font-name="Courier New" fo:font-size="24pt" style:font-size-asian="24pt" style:font-size-complex="24pt"/>
    </style:style>
    <style:style style:name="T20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109cm" svg:x="1.4cm" svg:y="3.4cm" presentation:class="title" presentation:user-transformed="true">
          <draw:text-box>
            <text:p><text:span text:style-name="T1">Modelaci</text:span><text:span text:style-name="T1">ón de </text:span><text:span text:style-name="T1">nichos </text:span><text:span text:style-name="T1">ecológico</text:span><text:span text:style-name="T1">s con </text:span><text:span text:style-name="T1">métodos </text:span><text:span text:style-name="T1">bayesian</text:span><text:span text:style-name="T1">os</text:span></text:p>
          </draw:text-box>
        </draw:frame>
        <draw:frame presentation:style-name="pr2" draw:text-style-name="P2" draw:layer="layout" svg:width="11.8cm" svg:height="2.419cm" svg:x="14.2cm" svg:y="10.981cm" presentation:class="subtitle" presentation:user-transformed="true">
          <draw:text-box>
            <text:p><text:span text:style-name="T2">Gerardo </text:span><text:span text:style-name="T2">Martí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Currícula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ayesiana vs frecuentista</text:span></text:p>
              </text:list-item>
              <text:list-item>
                <text:p><text:span text:style-name="T1">Revisión de ENM</text:span></text:p>
              </text:list-item>
              <text:list-item>
                <text:p><text:span text:style-name="T1">Alternativas bayesianas para ENM</text:span></text:p>
                <text:list>
                  <text:list-item>
                    <text:p><text:span text:style-name="T1">Sólo presencia</text:span></text:p>
                  </text:list-item>
                  <text:list-item>
                    <text:p><text:span text:style-name="T1">Presencia-ausencia</text:span></text:p>
                  </text:list-item>
                </text:list>
              </text:list-item>
              <text:list-item>
                <text:p><text:span text:style-name="T1">Implementación</text:span></text:p>
                <text:list>
                  <text:list-item>
                    <text:p><text:span text:style-name="T1">Sólo presencia</text:span></text:p>
                    <text:list>
                      <text:list-item>
                        <text:p><text:span text:style-name="T1">Poisson PPM - LGCP</text:span></text:p>
                      </text:list-item>
                      <text:list-item>
                        <text:p><text:span text:style-name="T1">DWPR - JAGS-OpenBUGS</text:span></text:p>
                      </text:list-item>
                    </text:list>
                  </text:list-item>
                  <text:list-item>
                    <text:p><text:span text:style-name="T1">Presencia ausen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>
          <draw:text-box>
            <text:p text:style-name="P4"><text:span text:style-name="T1">Bayesian</text:span><text:span text:style-name="T1">a vs </text:span><text:span text:style-name="T1">Frecuenti</text:span><text:span text:style-name="T1">sta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1) Teorema de Bayes:</text:span></text:p>
                <text:p><text:span text:style-name="T1"/></text:p>
              </text:list-header>
            </text:list>
          </draw:text-box>
        </draw:frame>
        <draw:frame draw:style-name="gr2" draw:text-style-name="P6" draw:layer="layout" svg:width="11.837cm" svg:height="1.182cm" svg:x="6.563cm" svg:y="5.0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6" draw:layer="layout" svg:width="16.141cm" svg:height="2.511cm" svg:x="4.38cm" svg:y="9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14.6cm" svg:height="1.945cm" svg:x="2.6cm" svg:y="8.055cm">
          <draw:text-box>
            <text:p><text:span text:style-name="T3">2) Aplicación en </text:span><text:span text:style-name="T3">análisis de datos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text-style-name="P1" draw:layer="layout" svg:width="25.199cm" svg:height="9.134cm" svg:x="1.4cm" svg:y="1.266cm" presentation:class="outline" presentation:user-transformed="true">
          <draw:text-box>
            <text:list text:style-name="L2">
              <text:list-item>
                <text:p><text:span text:style-name="T1">Esto significa:</text:span></text:p>
                <text:list>
                  <text:list-item>
                    <text:p><text:span text:style-name="T1">Podemos desestimar </text:span><text:span text:style-name="T4">p</text:span><text:span text:style-name="T1">(</text:span><text:span text:style-name="T4">x</text:span><text:span text:style-name="T1">)</text:span></text:p>
                    <text:list>
                      <text:list-item>
                        <text:p><text:span text:style-name="T5">No hay manera de estimarlo!</text:span>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258cm" svg:height="7.055cm" svg:x="1.4cm" svg:y="6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8" draw:layer="layout" svg:width="4.6cm" svg:height="2.156cm" svg:x="23.2cm" svg:y="10.679cm">
          <draw:text-box>
            <text:p><text:span text:style-name="T6">Función de </text:span><text:span text:style-name="T6">verosimilitud!</text:span></text:p>
          </draw:text-box>
        </draw:frame>
        <draw:custom-shape draw:style-name="gr5" draw:text-style-name="P9" draw:layer="layout" svg:width="2.8cm" svg:height="1cm" svg:x="20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i revisamos (2), vemos que es necesario determinar el valor de </text:span><text:span text:style-name="T4">p</text:span><text:span text:style-name="T1">(</text:span><text:span text:style-name="T7">θ</text:span><text:span text:style-name="T8">):</text:span></text:p>
                <text:p/>
              </text:list-item>
            </text:list>
          </draw:text-box>
        </draw:frame>
        <draw:frame draw:style-name="gr2" draw:text-style-name="P6" draw:layer="layout" svg:width="16.141cm" svg:height="2.511cm" svg:x="4.381cm" svg:y="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4"><text:span text:style-name="T1">Bayes vs </text:span><text:span text:style-name="T1">frecuenti</text:span><text:span text:style-name="T1">sta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yes</text:span></text:p>
                <text:p><text:span text:style-name="T1"/></text:p>
                <text:p><text:span text:style-name="T1"/></text:p>
              </text:list-item>
              <text:list-item>
                <text:p><text:span text:style-name="T1">Frecuentista</text:span></text:p>
                <text:p><text:span text:style-name="T1"/></text:p>
              </text:list-item>
            </text:list>
          </draw:text-box>
        </draw:frame>
        <draw:frame draw:style-name="gr2" draw:text-style-name="P6" draw:layer="layout" svg:width="18.654cm" svg:height="1.088cm" svg:x="3.346cm" svg:y="5.9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18.044cm" svg:height="1.088cm" svg:x="3.546cm" svg:y="10.9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text-style-name="P1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<text:span text:style-name="T1">Bayes</text:span></text:p>
                <text:p><text:span text:style-name="T1"/></text:p>
                <text:p><text:span text:style-name="T1"/></text:p>
              </text:list-item>
              <text:list-item>
                <text:p><text:span text:style-name="T1">Frecuentista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2" draw:text-style-name="P6" draw:layer="layout" svg:width="18.596cm" svg:height="1.088cm" svg:x="3.6cm" svg:y="3.7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6" draw:layer="layout" svg:width="15.867cm" svg:height="3.362cm" svg:x="4.533cm" svg:y="8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ayes</text:span></text:p>
                <text:p><text:span text:style-name="T1"/></text:p>
                <text:p><text:span text:style-name="T1"/></text:p>
              </text:list-item>
              <text:list-item>
                <text:p><text:span text:style-name="T1">Frecuentista</text:span></text:p>
                <text:p><text:span text:style-name="T1"/></text:p>
              </text:list-item>
            </text:list>
          </draw:text-box>
        </draw:frame>
        <draw:frame draw:style-name="gr2" draw:text-style-name="P6" draw:layer="layout" svg:width="15.381cm" svg:height="2.511cm" svg:x="6.8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6" draw:layer="layout" svg:width="18.953cm" svg:height="2.511cm" svg:x="4.447cm" svg:y="10.8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Modelaci</text:span><text:span text:style-name="T1">ón de </text:span><text:span text:style-name="T1">nichos </text:span><text:span text:style-name="T1">ecológico</text:span><text:span text:style-name="T1">s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Estimar los efectos del medio ambiente (clima) sobre organismos vivos</text:span></text:p>
              </text:list-item>
              <text:list-item>
                <text:p><text:span text:style-name="T1">Generalmente con estadística</text:span></text:p>
                <text:list>
                  <text:list-item>
                    <text:p><text:span text:style-name="T1">Multivariada</text:span></text:p>
                  </text:list-item>
                  <text:list-item>
                    <text:p><text:span text:style-name="T1">Machine learning</text:span></text:p>
                  </text:list-item>
                  <text:list-item>
                    <text:p><text:span text:style-name="T1">Regresio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11"><text:span text:style-name="T1">Datos espaciales</text:span></text:p>
              </text:list-item>
              <text:list-item>
                <text:p text:style-name="P11"><text:span text:style-name="T1">Coordenadas de presencia de algún bicho</text:span></text:p>
              </text:list-item>
              <text:list-item>
                <text:p text:style-name="P11"><text:span text:style-name="T1">Muestreo de datos remotos o interpolado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La mayoría ignoran múltiples efectos:</text:p>
                <text:list>
                  <text:list-item>
                    <text:p>Independencia espacial de datos</text:p>
                  </text:list-item>
                  <text:list-item>
                    <text:p>Sesgos</text:p>
                  </text:list-item>
                  <text:list-item>
                    <text:p>Proceso biológico que originó los datos</text:p>
                  </text:list-item>
                  <text:list-item>
                    <text:p>Diseño experimental o de muestr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4">Independencia espacial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utocorrelación espacial</text:p>
                <text:list>
                  <text:list-item>
                    <text:p>Métodos analíticos asumen independencia</text:p>
                    <text:list>
                      <text:list-item>
                        <text:p>Medir la independencia</text:p>
                        <text:list>
                          <text:list-item>
                            <text:p>K de Ripley</text:p>
                          </text:list-item>
                          <text:list-item>
                            <text:p>Representación espacial de residuales (semivariograma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4">Controlando autocorrelació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fectos fijos vs aleatorios</text:p>
                <text:list>
                  <text:list-item>
                    <text:p>Fijos: afectan la media</text:p>
                  </text:list-item>
                  <text:list-item>
                    <text:p>Aleatorios: afectan la dispers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ntrolar autocorrelación con efecto aleatorio</text:p>
                <text:list>
                  <text:list-item>
                    <text:p>Un término adicional en la regresión que regula la varianza (¡afecta la incertidumbre!)</text:p>
                  </text:list-item>
                  <text:list-item>
                    <text:p>Tomar en cuenta la configuración espacial de los datos (unidades que forman la variable mism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Modelación de sólo presenci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gresión Poisson es similar a Maxent! (Renner et al 2015)</text:p>
                <text:list>
                  <text:list-item>
                    <text:p>Modelo Poisson de proceso puntual + campo Gaussiano (correlación espacial)</text:p>
                  </text:list-item>
                  <text:list-item>
                    <text:p>Modelo Poisson sub-pesado + efecto condicional autorregresivo norm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4">LGCP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ferencia de parámetros por medio de MCMC</text:p>
              </text:list-item>
              <text:list-item>
                <text:p>Autocorrelación con campo gaussiano</text:p>
                <text:list>
                  <text:list-item>
                    <text:p>Efecto aleatorio es un intercepto aleatorio</text:p>
                  </text:list-item>
                  <text:list-item>
                    <text:p>Distancia entre puntos se usa para estimar efecto aleatorio</text:p>
                    <text:list>
                      <text:list-item>
                        <text:p>exp(-c*d)</text:p>
                        <text:list>
                          <text:list-item>
                            <text:p>Estimar media y varianza de “c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4">Proceso de punto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recuentista:</text:p>
                <text:list>
                  <text:list-item>
                    <text:p>SPATSTAT</text:p>
                  </text:list-item>
                  <text:list-item>
                    <text:p>PPM Lasso</text:p>
                  </text:list-item>
                </text:list>
              </text:list-item>
              <text:list-item>
                <text:p>Bayesiano</text:p>
                <text:list>
                  <text:list-item>
                    <text:p>R-INLA</text:p>
                  </text:list-item>
                  <text:list-item>
                    <text:p>LGCP</text:p>
                  </text:list-item>
                  <text:list-item>
                    <text:p>Win-OpenBUGS y J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4">LGCP en 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ormalmente consiste de los siguientes pasos:</text:p>
                <text:list>
                  <text:list-item>
                    <text:p>Formatear datos en clases compatibles con SPATSTAT</text:p>
                  </text:list-item>
                  <text:list-item>
                    <text:p><text:span text:style-name="T9">Determinar tamaño de la rejilla </text:span>donde se evaluará la intensidad de puntos</text:p>
                  </text:list-item>
                  <text:list-item>
                    <text:p>Generar la rejilla </text:p>
                  </text:list-item>
                  <text:list-item>
                    <text:p>Formatear las variables explicativas</text:p>
                    <text:list>
                      <text:list-item>
                        <text:p>Determinar el tipo de interpolación</text:p>
                        <text:list>
                          <text:list-item>
                            <text:p>Continuas → Promedio</text:p>
                          </text:list-item>
                          <text:list-item>
                            <text:p>Conteos → Suma</text:p>
                          </text:list-item>
                          <text:list-item>
                            <text:p>Categóricas → Voto de la mayorí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órmula del modelo</text:p>
                <text:list>
                  <text:list-item>
                    <text:p>Regresión Poisson previa?</text:p>
                  </text:list-item>
                </text:list>
              </text:list-item>
              <text:list-item>
                <text:p>Elegir las distribuciones previas (¿cuánto creemos que valen los parámetros?)</text:p>
                <text:list>
                  <text:list-item>
                    <text:p>Coeficientes de la regresión</text:p>
                    <text:list>
                      <text:list-item>
                        <text:p><text:span text:style-name="T10">Continuos, (-</text:span><text:span text:style-name="T11">∞, +</text:span><text:span text:style-name="T12">∞)</text:span></text:p>
                      </text:list-item>
                    </text:list>
                  </text:list-item>
                  <text:list-item>
                    <text:p><text:span text:style-name="T12">Coeficientes de la función de distancia</text:span></text:p>
                    <text:list>
                      <text:list-item>
                        <text:p><text:span text:style-name="T12">Positivos, lognormal</text:span></text:p>
                        <text:list>
                          <text:list-item>
                            <text:p><text:span text:style-name="T12">Muestreador es muy sensible a la distribución previa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orrer cadenas</text:p>
                <text:list>
                  <text:list-item>
                    <text:p>Comenzar con cadenas cortas de 5000 iteraciones</text:p>
                    <text:list>
                      <text:list-item>
                        <text:p>Monitorear <text:span text:style-name="T13">h</text:span></text:p>
                      </text:list-item>
                      <text:list-item>
                        <text:p><text:span text:style-name="T14">Que no haya muestras rechazadas</text:span></text:p>
                      </text:list-item>
                      <text:list-item>
                        <text:p><text:span text:style-name="T14">H &lt; 0.3 → 10-20 millones de iteraciones (1 semana en i7 4</text:span><text:span text:style-name="T15">a</text:span><text:span text:style-name="T14"> gen)</text:span></text:p>
                      </text:list-item>
                      <text:list-item>
                        <text:p><text:span text:style-name="T14">H &gt; 0.3 → 5-10 millones (3 días maomeno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na vez terminadas las cadenas</text:p>
                <text:list>
                  <text:list-item>
                    <text:p>Checar convergencia</text:p>
                    <text:list>
                      <text:list-item>
                        <text:p>Autocorrelación de muestras posteriores</text:p>
                        <text:list>
                          <text:list-item>
                            <text:p>Un retardo de 1 muestra debe ser &lt; 0.1 idealmente</text:p>
                          </text:list-item>
                        </text:list>
                      </text:list-item>
                    </text:list>
                  </text:list-item>
                  <text:list-item>
                    <text:p>Proyectar modelo</text:p>
                    <text:list>
                      <text:list-item>
                        <text:p>Convertir datos</text:p>
                        <text:list>
                          <text:list-item>
                            <text:p>Raster → dataframe</text:p>
                          </text:list-item>
                          <text:list-item>
                            <text:p>Aplicar fórmula del modelo, exponenciar y multiplicar por tamaño de área</text:p>
                          </text:list-item>
                          <text:list-item>
                            <text:p>Para probabilidad</text:p>
                            <text:list>
                              <text:list-item>
                                <text:p>Elegir valor umbral, y ver proporción de posteriores &gt; al umbr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 text:style-name="P4">DWPR en BUG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wnweighted Poisson Regression</text:p>
              </text:list-item>
              <text:list-item>
                <text:p>BUGS → Lenguaje con sintaxis muy similar a R</text:p>
                <text:list>
                  <text:list-item>
                    <text:p>WinBUGS → car.normal (muy lento)</text:p>
                  </text:list-item>
                  <text:list-item>
                    <text:p>OpenBUGS → car.normal (muy lento)</text:p>
                  </text:list-item>
                  <text:list-item>
                    <text:p>JAGS → programar la función (rápido)</text:p>
                  </text:list-item>
                </text:list>
              </text:list-item>
              <text:list-item>
                <text:p>STAN, nunca lo he usado, dicen que es muy bueno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s los datos en formato de lista en R</text:p>
              </text:list-item>
              <text:list-item>
                <text:p>Es recomendable realizar selección de modelo a priori</text:p>
              </text:list-item>
              <text:list-item>
                <text:p>Escribir script del modelo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Reglas de lenguajes BUGS</text:p>
                <text:list>
                  <text:list-item>
                    <text:p>Nodos estocásticos se denotan con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6">~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olamente se puede asignar valores con 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6">←</text:span> 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o se puede reasignar un valor ya asignado por ejemplo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7">x[i] ← 1 ….. x[i] ← 1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Las posiciones de un vector sólo se pueden acceder con “loops”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7">for(i in 1:n){ …. }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Ejemplo de código de BUGS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8">#Función de verosimilitud</text:span></text:p>
                <text:p><text:span text:style-name="T18">for(i in 1:n){</text:span></text:p>
                <text:list>
                  <text:list-item>
                    <text:list>
                      <text:list-header>
                        <text:p><text:span text:style-name="T18">mu[i] ← alpha + beta.1 * x.1[i] + … + beta.n * x.n[i]</text:span></text:p>
                        <text:p><text:span text:style-name="T18">y[i] ~ dnorm(mu[i], tau)</text:span></text:p>
                      </text:list-header>
                    </text:list>
                    <text:p><text:span text:style-name="T18">}</text:span></text:p>
                  </text:list-item>
                </text:list>
              </text:list-header>
            </text:list>
          </draw:text-box>
        </draw:frame>
        <draw:custom-shape draw:style-name="gr6" draw:text-style-name="P13" draw:layer="layout" svg:width="1.8cm" svg:height="1.8cm" svg:x="7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draw:layer="layout" svg:width="7.2cm" svg:height="1.8cm" svg:x="15.8cm" svg:y="4.2cm">
          <text:p text:style-name="P6">N = Número de datos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1.2cm" svg:height="1.8cm" svg:x="16.8cm" svg:y="7.6cm">
          <text:p text:style-name="P6">alpha, beta = Coeficientes a estimar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7.2cm" svg:height="2cm" svg:x="8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1.8cm" svg:height="1.8cm" svg:x="4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1.2cm" svg:height="1.8cm" svg:x="1.2cm" svg:y="12cm">
          <text:p text:style-name="P6">y = Variable independiente</text:p>
          <text:p text:style-name="P6">(Presencias y “backgound”)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8cm" svg:height="1.8cm" svg:x="1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1.2cm" svg:height="1.8cm" svg:x="14.4cm" svg:y="10.6cm">
          <text:p text:style-name="P6">tau = Precisión</text:p>
          <text:p text:style-name="P6">(1/varianza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8">#Distribuciones previas</text:span></text:p>
                <text:p><text:span text:style-name="T18">beta.1 ~ dnorm(0, 10</text:span><text:span text:style-name="T19">-4</text:span><text:span text:style-name="T18">)</text:span></text:p>
                <text:p><text:span text:style-name="T18">beta.n ~ dnorm(0, 10</text:span><text:span text:style-name="T19">-4</text:span><text:span text:style-name="T18">)</text:span></text:p>
                <text:p><text:span text:style-name="T18"/></text:p>
                <text:p><text:span text:style-name="T18">sigma ~ dunif(0, 100)</text:span></text:p>
                <text:p><text:span text:style-name="T18">tau ← 1/pow(sigma, 2)</text:span></text:p>
              </text:list-header>
            </text:list>
          </draw:text-box>
        </draw:frame>
        <draw:custom-shape draw:style-name="gr14" draw:text-style-name="P15" draw:layer="layout" svg:width="11.2cm" svg:height="3cm" svg:x="16.4cm" svg:y="4.4cm">
          <text:p text:style-name="P14">Previas de coeficientes:</text:p>
          <text:p text:style-name="P14">Cuánto creemos que valen los</text:p>
          <text:p text:style-name="P14">Parámetros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13cm" svg:height="3.2cm" svg:x="2cm" svg:y="4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11.2cm" svg:height="4.4cm" svg:x="16.6cm" svg:y="8.6cm">
          <text:p text:style-name="P16">Previa de la desviación</text:p>
          <text:p text:style-name="P16"><text:s/>estándar y varianza</text:p>
          <text:p text:style-name="P16">(en BUGS se especifica como</text:p>
          <text:p text:style-name="P16">precisión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2.8cm" svg:height="3.2cm" svg:x="2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atos</text:p>
                <text:list>
                  <text:list-item>
                    <text:p>1 – Presencia</text:p>
                  </text:list-item>
                  <text:list-item>
                    <text:p>0 – Entorno (Background)</text:p>
                  </text:list-item>
                  <text:list-item>
                    <text:p>Pesos</text:p>
                    <text:list>
                      <text:list-item>
                        <text:p>Presencias – 1/área (tamaño de pixeles)</text:p>
                      </text:list-item>
                      <text:list-item>
                        <text:p>Entorno – áre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 text:style-name="P4">El modelo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gresión Poisson en JAGS</text:p>
                <text:p><text:span text:style-name="T20">for(i in 1:n){</text:span></text:p>
                <text:list>
                  <text:list-header>
                    <text:p><text:span text:style-name="T20">lambda[i] ← alpha + beta.1 * x.1 + … + beta.n * x.2</text:span></text:p>
                    <text:p><text:span text:style-name="T20">lambda.w[i] ← lambda[i] * peso[i]</text:span></text:p>
                    <text:p><text:span text:style-name="T20">y[i] ← dpois(lambda.w[i])</text:span></text:p>
                  </text:list-header>
                </text:list>
                <text:p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Courier New" svg:font-family="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08:33:41.246526242</meta:creation-date>
    <dc:date>2018-03-30T21:19:10.409046664</dc:date>
    <meta:editing-duration>PT2H47M43S</meta:editing-duration>
    <meta:editing-cycles>26</meta:editing-cycles>
    <meta:generator>LibreOffice/6.0.2.1$Linux_X86_64 LibreOffice_project/00m0$Build-1</meta:generator>
    <meta:document-statistic meta:object-count="154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i>P</mi>
      <mrow>
        <mrow>
          <mo fence="true" stretchy="false">(</mo>
          <mrow>
            <mrow>
              <mi>B</mi>
              <mo stretchy="false">∣</mo>
              <mi>A</mi>
            </mrow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  <mi>P</mi>
      <mrow>
        <mo fence="true" stretchy="false">(</mo>
        <mrow>
          <mrow>
            <mi>A</mi>
            <mo stretchy="false">∣</mo>
            <mi>B</mi>
          </mrow>
        </mrow>
        <mo fence="true" stretchy="false">)</mo>
      </mrow>
    </mrow>
    <annotation encoding="StarMath 5.0">P( A ) P( B divides A ) = P( B ) P( A divides B )</annotation>
  </semantics>
</math>
</file>

<file path=Object 10/content.xml><?xml version="1.0" encoding="utf-8"?>
<math xmlns="http://www.w3.org/1998/Math/MathML" display="block">
  <semantics>
    <mtable>
      <mtr>
        <mtd>
          <mrow>
            <mi>θ</mi>
            <mtext> Tiene un valor especícifo sujeto a un error </mtext>
            <msup>
              <mi>σ</mi>
              <mn>2</mn>
            </msup>
          </mrow>
        </mtd>
      </mtr>
      <mtr>
        <mtd>
          <mrow>
            <msub>
              <mi>θ</mi>
              <mi>i</mi>
            </msub>
            <mo stretchy="false">=</mo>
            <mn>0</mn>
          </mrow>
        </mtd>
      </mtr>
    </mtable>
    <annotation encoding="StarMath 5.0">%theta " Tiene un valor especícifo sujeto a un error " %sigma^2 newline

%theta_i = 0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θ</mi>
              <mrow>
                <mtext> </mtext>
                <mo stretchy="false">∣</mo>
                <mi>x</mi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θ</mi>
                  <mtext> </mtext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i>x</mi>
                    <mo stretchy="false">∣</mo>
                    <mi>θ</mi>
                  </mrow>
                  <mtext> </mtext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∝</mo>
        <mi>p</mi>
      </mrow>
      <mrow>
        <mo fence="true" stretchy="false">(</mo>
        <mrow>
          <mrow>
            <mi>θ</mi>
            <mtext> </mtext>
          </mrow>
        </mrow>
        <mo fence="true" stretchy="false">)</mo>
      </mrow>
      <mi>p</mi>
      <mrow>
        <mo fence="true" stretchy="false">(</mo>
        <mrow>
          <mrow>
            <mrow>
              <mi>x</mi>
              <mo stretchy="false">∣</mo>
              <mi>θ</mi>
            </mrow>
            <mtext> </mtext>
          </mrow>
        </mrow>
        <mo fence="true" stretchy="false">)</mo>
      </mrow>
    </mrow>
    <annotation encoding="StarMath 5.0">p( %theta " " divides x ) = {p( %theta " " ) p( x divides %theta " " ) } over { p( x ) } prop p( %theta " " ) p( x divides %theta " ")</annotation>
  </semantics>
</math>
</file>

<file path=Object 3/content.xml><?xml version="1.0" encoding="utf-8"?>
<math xmlns="http://www.w3.org/1998/Math/MathML" display="block">
  <semantics>
    <mtable>
      <mtr>
        <mtd>
          <mrow>
            <mi>θ</mi>
            <mrow>
              <mtext> </mtext>
              <mo stretchy="false">=</mo>
              <mtext> Vector de parámetros</mtext>
            </mrow>
          </mrow>
        </mtd>
      </mtr>
      <mtr>
        <mtd>
          <mrow>
            <mi>x</mi>
            <mo stretchy="false">=</mo>
            <mtext> Los datos</mtext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θ</mi>
                    <mtext> </mtext>
                  </mrow>
                </mrow>
                <mo fence="true" stretchy="false">)</mo>
              </mrow>
              <mo stretchy="false">=</mo>
              <mtext> Probabilidad previa de </mtext>
            </mrow>
            <mi>θ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row>
                      <mi>x</mi>
                      <mo stretchy="false">∣</mo>
                      <mi>θ</mi>
                    </mrow>
                    <mtext> </mtext>
                  </mrow>
                </mrow>
                <mo fence="true" stretchy="false">)</mo>
              </mrow>
              <mo stretchy="false">=</mo>
              <mtext> Probabilidad de observar </mtext>
            </mrow>
            <mi>x</mi>
            <mtext> dado </mtext>
            <mi>θ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θ</mi>
                    <mrow>
                      <mtext> </mtext>
                      <mo stretchy="false">∣</mo>
                      <mi>x</mi>
                    </mrow>
                  </mrow>
                </mrow>
                <mo fence="true" stretchy="false">)</mo>
              </mrow>
              <mo stretchy="false">=</mo>
              <mtext> Probabilidad observar </mtext>
            </mrow>
            <mi>θ</mi>
            <mtext> dado </mtext>
            <mi>x</mi>
          </mrow>
        </mtd>
      </mtr>
    </mtable>
    <annotation encoding="StarMath 5.0">%theta " " = " Vector de parámetros" newline
x = " Los datos" newline

newline

p( %theta " " ) = " Probabilidad previa de " %theta newline
p( x divides %theta " " ) = " Probabilidad de observar " x " dado " %theta newline
p( %theta " " divides x ) = " Probabilidad observar " %theta " dado " x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θ</mi>
              <mrow>
                <mtext> </mtext>
                <mo stretchy="false">∣</mo>
                <mi>x</mi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θ</mi>
                  <mtext> </mtext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i>x</mi>
                    <mo stretchy="false">∣</mo>
                    <mi>θ</mi>
                  </mrow>
                  <mtext> </mtext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∝</mo>
        <mi>p</mi>
      </mrow>
      <mrow>
        <mo fence="true" stretchy="false">(</mo>
        <mrow>
          <mrow>
            <mi>θ</mi>
            <mtext> </mtext>
          </mrow>
        </mrow>
        <mo fence="true" stretchy="false">)</mo>
      </mrow>
      <mi>p</mi>
      <mrow>
        <mo fence="true" stretchy="false">(</mo>
        <mrow>
          <mrow>
            <mrow>
              <mi>x</mi>
              <mo stretchy="false">∣</mo>
              <mi>θ</mi>
            </mrow>
            <mtext> </mtext>
          </mrow>
        </mrow>
        <mo fence="true" stretchy="false">)</mo>
      </mrow>
    </mrow>
    <annotation encoding="StarMath 5.0">p( %theta " " divides x ) = {p( %theta " " ) p( x divides %theta " " ) } over { p( x ) } prop p( %theta " " ) p( x divides %theta " ")</annotation>
  </semantics>
</math>
</file>

<file path=Object 5/content.xml><?xml version="1.0" encoding="utf-8"?>
<math xmlns="http://www.w3.org/1998/Math/MathML" display="block">
  <semantics>
    <mrow>
      <mi>x</mi>
      <mtext> Y todo lo que digamos sobre </mtext>
      <mi>x</mi>
      <mtext> es verdadero</mtext>
    </mrow>
    <annotation encoding="StarMath 5.0">x " Y todo lo que digamos sobre " x " es verdadero"</annotation>
  </semantics>
</math>
</file>

<file path=Object 6/content.xml><?xml version="1.0" encoding="utf-8"?>
<math xmlns="http://www.w3.org/1998/Math/MathML" display="block">
  <semantics>
    <mrow>
      <mi>x</mi>
      <mtext> es una muestra de otra </mtext>
      <mi>X</mi>
      <mtext> que es verdadera</mtext>
    </mrow>
    <annotation encoding="StarMath 5.0">x " es una muestra de otra " X " que es verdadera"</annotation>
  </semantics>
</math>
</file>

<file path=Object 7/content.xml><?xml version="1.0" encoding="utf-8"?>
<math xmlns="http://www.w3.org/1998/Math/MathML" display="block">
  <semantics>
    <mrow>
      <mtext>Todo lo que digamos sobre </mtext>
      <mi>x</mi>
      <mtext> es probabilístico</mtext>
    </mrow>
    <annotation encoding="StarMath 5.0">"Todo lo que digamos sobre " x " es probabilístico"</annotation>
  </semantics>
</math>
</file>

<file path=Object 8/content.xml><?xml version="1.0" encoding="utf-8"?>
<math xmlns="http://www.w3.org/1998/Math/MathML" display="block">
  <semantics>
    <mtable>
      <mtr>
        <mtd>
          <mrow>
            <mi>x</mi>
            <mtext> tiene un valor verdadero desconocido</mtext>
          </mrow>
        </mtd>
      </mtr>
      <mtr>
        <mtd>
          <mtext>la estadística nos dice qué tanto</mtext>
        </mtd>
      </mtr>
      <mtr>
        <mtd>
          <mtext> nos acercamos al valor verdadero </mtext>
        </mtd>
      </mtr>
    </mtable>
    <annotation encoding="StarMath 5.0">x " tiene un valor verdadero desconocido" newline
"la estadística nos dice qué tanto" newline
 " nos acercamos al valor verdadero "</annotation>
  </semantics>
</math>
</file>

<file path=Object 9/content.xml><?xml version="1.0" encoding="utf-8"?>
<math xmlns="http://www.w3.org/1998/Math/MathML" display="block">
  <semantics>
    <mtable>
      <mtr>
        <mtd>
          <mrow>
            <mi>θ</mi>
            <mtext> son distribuciones estadísticas, p.ej.:</mtext>
          </mrow>
        </mtd>
      </mtr>
      <mtr>
        <mtd>
          <mrow>
            <mrow>
              <msub>
                <mi>θ</mi>
                <mi>i</mi>
              </msub>
              <mo stretchy="false">∼</mo>
              <mtext>N</mtext>
            </mrow>
            <mrow>
              <mo fence="true" stretchy="false">(</mo>
              <mrow>
                <mrow>
                  <mn>0,</mn>
                  <msubsup>
                    <mi>σ</mi>
                    <mi>i</mi>
                    <mn>2</mn>
                  </msubsup>
                </mrow>
              </mrow>
              <mo fence="true" stretchy="false">)</mo>
            </mrow>
          </mrow>
        </mtd>
      </mtr>
    </mtable>
    <annotation encoding="StarMath 5.0">%theta " son distribuciones estadísticas, p.ej.:" newline

%theta_i sim "N"( 0, %sigma_i^2 ) </annotation>
  </semantics>
</math>
</file>